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TypeComparatorTests.test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TypeComparatorTests.testNonPrimitiveNu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andardTypeComparatorTests.testCanCom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TypeComparatorTests.testNu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ableType.ComparableTyp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ypeComparatorTests.shouldUseCustom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arableType.compareTo( @ NonNull ComparableTyp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TypeComparatorTests.testPrimitiv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